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1.02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ucida Console" fo:font-size="16pt" style:font-size-asian="16pt" style:font-size-complex="16pt"/>
    </style:style>
    <style:style style:name="T1" style:family="text">
      <style:text-properties style:font-name="Lucida Conso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1.524cm" svg:x="3.285cm" svg:y="3.0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1.524cm" svg:x="4.81cm" svg:y="3.032cm">
          <text:p text:style-name="P1">10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1.524cm" svg:x="6.334cm" svg:y="3.032cm">
          <text:p text:style-name="P1">103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41cm" svg:height="0.815cm" svg:x="3.54cm" svg:y="2.289cm">
          <draw:text-box>
            <text:p><text:span text:style-name="T1">0</text:span></text:p>
          </draw:text-box>
        </draw:frame>
        <draw:frame draw:style-name="gr2" draw:text-style-name="P3" draw:layer="layout" svg:width="0.841cm" svg:height="0.815cm" svg:x="5.14cm" svg:y="2.289cm">
          <draw:text-box>
            <text:p><text:span text:style-name="T1">1</text:span></text:p>
          </draw:text-box>
        </draw:frame>
        <draw:frame draw:style-name="gr2" draw:text-style-name="P3" draw:layer="layout" svg:width="0.841cm" svg:height="0.815cm" svg:x="6.54cm" svg:y="2.289cm">
          <draw:text-box>
            <text:p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01T00:25:52.500000000</meta:creation-date>
    <dc:date>2020-10-01T00:33:24.584000000</dc:date>
    <meta:editing-duration>PT7M32S</meta:editing-duration>
    <meta:editing-cycles>1</meta:editing-cycles>
    <meta:document-statistic meta:object-count="6"/>
    <meta:generator>LibreOffice/6.3.2.2$Windows_X86_64 LibreOffice_project/98b30e735bda24bc04ab42594c85f7fd8be07b9c</meta:generator>
  </office:meta>
</office:document-meta>
</file>